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fde5" officeooo:paragraph-rsid="000ffd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 SIZE 2000 </text:p>
      <text:p text:style-name="P1"><text:s text:c="2"/>#######################################################################################################################################################################################################################################</text:p>
      <text:p text:style-name="P1"><text:s text:c="2"/>#1</text:p>
      <text:p text:style-name="P1"><text:s text:c="2"/></text:p>
      <text:p text:style-name="P1"><text:s text:c="2"/>Size of the tree : 1947</text:p>
      <text:p text:style-name="P1"><text:s text:c="2"/></text:p>
      <text:p text:style-name="P1"><text:s text:c="2"/>Time taken to build model: 0.02 seconds</text:p>
      <text:p text:style-name="P1"><text:s text:c="2"/></text:p>
      <text:p text:style-name="P1"><text:s text:c="2"/>=== Stratified cross-validation ===</text:p>
      <text:p text:style-name="P1"><text:s text:c="2"/>=== Summary ===</text:p>
      <text:p text:style-name="P1"><text:s text:c="2"/></text:p>
      <text:p text:style-name="P1"><text:s text:c="2"/>Correctly Classified Instances <text:s text:c="7"/>2323 <text:s text:c="14"/>72.1429 %</text:p>
      <text:p text:style-name="P1"><text:s text:c="2"/>Incorrectly Classified Instances <text:s text:c="6"/>897 <text:s text:c="14"/>27.8571 %</text:p>
      <text:p text:style-name="P1"><text:s text:c="2"/>Kappa statistic <text:s text:c="25"/>0.6904</text:p>
      <text:p text:style-name="P1"><text:s text:c="2"/>Mean absolute error <text:s text:c="21"/>0.0557</text:p>
      <text:p text:style-name="P1"><text:s text:c="2"/>Root mean squared error <text:s text:c="17"/>0.236 </text:p>
      <text:p text:style-name="P1"><text:s text:c="2"/>Relative absolute error <text:s text:c="16"/>30.9553 %</text:p>
      <text:p text:style-name="P1"><text:s text:c="2"/>Root relative squared error <text:s text:c="12"/>78.6832 %</text:p>
      <text:p text:style-name="P1"><text:s text:c="2"/>Total Number of Instances <text:s text:c="12"/>3220 <text:s text:c="4"/></text:p>
      <text:p text:style-name="P1"><text:s text:c="2"/></text:p>
      <text:p text:style-name="P1"><text:s text:c="2"/>=== Detailed Accuracy By Class ===</text:p>
      <text:p text:style-name="P1"><text:s text:c="2"/></text:p>
      <text:p text:style-name="P1"><text:s text:c="2"/>TP Rate <text:s text:c="2"/>FP Rate <text:s text:c="2"/>Precision <text:s text:c="2"/>Recall <text:s/>F-Measure <text:s text:c="2"/>ROC Area <text:s/>Class</text:p>
      <text:p text:style-name="P1"><text:s text:c="2"/>0.81 <text:s text:c="5"/>0.021 <text:s text:c="5"/>0.807 <text:s text:c="4"/>0.81 <text:s text:c="5"/>0.809 <text:s text:c="5"/>0.894 <text:s text:c="3"/>0</text:p>
      <text:p text:style-name="P1"><text:s text:c="2"/>0.748 <text:s text:c="4"/>0.03 <text:s text:c="6"/>0.736 <text:s text:c="4"/>0.748 <text:s text:c="4"/>0.742 <text:s text:c="5"/>0.859 <text:s text:c="3"/>1</text:p>
      <text:p text:style-name="P1"><text:s text:c="2"/>0.788 <text:s text:c="4"/>0.024 <text:s text:c="5"/>0.785 <text:s text:c="4"/>0.788 <text:s text:c="4"/>0.786 <text:s text:c="5"/>0.882 <text:s text:c="3"/>2</text:p>
      <text:p text:style-name="P1"><text:s text:c="2"/>0.676 <text:s text:c="4"/>0.043 <text:s text:c="5"/>0.651 <text:s text:c="4"/>0.676 <text:s text:c="4"/>0.663 <text:s text:c="5"/>0.816 <text:s text:c="3"/>3</text:p>
      <text:p text:style-name="P1"><text:s text:c="2"/>0.81 <text:s text:c="5"/>0.022 <text:s text:c="5"/>0.792 <text:s text:c="4"/>0.81 <text:s text:c="5"/>0.801 <text:s text:c="5"/>0.894 <text:s text:c="3"/>4</text:p>
      <text:p text:style-name="P1"><text:s text:c="2"/>0.668 <text:s text:c="4"/>0.039 <text:s text:c="5"/>0.657 <text:s text:c="4"/>0.668 <text:s text:c="4"/>0.663 <text:s text:c="5"/>0.815 <text:s text:c="3"/>5</text:p>
      <text:p text:style-name="P1"><text:s text:c="2"/>0.791 <text:s text:c="4"/>0.021 <text:s text:c="5"/>0.813 <text:s text:c="4"/>0.791 <text:s text:c="4"/>0.802 <text:s text:c="5"/>0.885 <text:s text:c="3"/>6</text:p>
      <text:p text:style-name="P1"><text:s text:c="2"/>0.818 <text:s text:c="4"/>0.019 <text:s text:c="5"/>0.829 <text:s text:c="4"/>0.818 <text:s text:c="4"/>0.824 <text:s text:c="5"/>0.9 <text:s text:c="5"/>7</text:p>
      <text:p text:style-name="P1"><text:s text:c="2"/>0.523 <text:s text:c="4"/>0.05 <text:s text:c="6"/>0.535 <text:s text:c="4"/>0.523 <text:s text:c="4"/>0.529 <text:s text:c="5"/>0.737 <text:s text:c="3"/>8</text:p>
      <text:p text:style-name="P1"><text:s text:c="2"/>0.578 <text:s text:c="4"/>0.04 <text:s text:c="6"/>0.602 <text:s text:c="4"/>0.578 <text:s text:c="4"/>0.59 <text:s text:c="6"/>0.769 <text:s text:c="3"/>9</text:p>
      <text:p text:style-name="P1"><text:s text:c="2"/>Weighted Avg. <text:s text:c="3"/>0.721 <text:s text:c="4"/>0.031 <text:s text:c="5"/>0.721 <text:s text:c="4"/>0.721 <text:s text:c="4"/>0.721 <text:s text:c="5"/>0.845</text:p>
      <text:p text:style-name="P1"><text:s text:c="2"/></text:p>
      <text:p text:style-name="P1"><text:s text:c="2"/>=== Confusion Matrix ===</text:p>
      <text:p text:style-name="P1"><text:s text:c="2"/></text:p>
      <text:p text:style-name="P1"><text:s text:c="2"/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<text:s text:c="2"/>260 <text:s text:c="2"/>5 <text:s text:c="2"/>4 <text:s text:c="2"/>3 <text:s text:c="2"/>6 <text:s text:c="2"/>7 <text:s/>15 <text:s text:c="2"/>2 <text:s/>10 <text:s text:c="2"/>9 | <text:s text:c="2"/>a = 0</text:p>
      <text:p text:style-name="P1"><text:s text:c="2"/>2 243 <text:s/>16 <text:s text:c="2"/>7 <text:s/>16 <text:s text:c="2"/>7 <text:s text:c="2"/>7 <text:s text:c="2"/>3 <text:s/>18 <text:s text:c="2"/>6 | <text:s text:c="2"/>b = 1</text:p>
      <text:p text:style-name="P1"><text:s text:c="2"/>4 <text:s text:c="2"/>9 256 <text:s/>11 <text:s text:c="2"/>1 <text:s text:c="2"/>6 <text:s text:c="2"/>2 <text:s text:c="2"/>9 <text:s/>20 <text:s text:c="2"/>7 | <text:s text:c="2"/>c = 2</text:p>
      <text:p text:style-name="P1"><text:s text:c="2"/>5 <text:s text:c="2"/>6 <text:s/>11 229 <text:s text:c="2"/>0 <text:s/>17 <text:s text:c="2"/>2 <text:s text:c="2"/>5 <text:s/>35 <text:s/>29 | <text:s text:c="2"/>d = 3</text:p>
      <text:p text:style-name="P1"><text:s text:c="2"/>4 <text:s text:c="2"/>3 <text:s text:c="2"/>3 <text:s text:c="2"/>2 248 <text:s text:c="2"/>9 <text:s/>11 <text:s/>14 <text:s text:c="2"/>5 <text:s text:c="2"/>7 | <text:s text:c="2"/>e = 4</text:p>
      <text:p text:style-name="P1"><text:s text:c="2"/>9 <text:s/>13 <text:s/>12 <text:s/>26 <text:s text:c="2"/>1 215 <text:s text:c="2"/>5 <text:s text:c="2"/>4 <text:s/>18 <text:s/>19 | <text:s text:c="2"/>f = 5</text:p>
      <text:p text:style-name="P1"><text:s text:c="2"/>7 <text:s/>19 <text:s text:c="2"/>3 <text:s text:c="2"/>3 <text:s/>11 <text:s/>11 261 <text:s text:c="2"/>0 <text:s/>13 <text:s text:c="2"/>2 | <text:s text:c="2"/>g = 6</text:p>
      <text:p text:style-name="P1"><text:s text:c="2"/>3 <text:s text:c="2"/>3 <text:s text:c="2"/>2 <text:s text:c="2"/>8 <text:s/>14 <text:s text:c="2"/>4 <text:s text:c="2"/>1 266 <text:s/>10 <text:s/>14 | <text:s text:c="2"/>h = 7</text:p>
      <text:p text:style-name="P1"><text:s text:c="2"/>14 <text:s/>22 <text:s/>16 <text:s/>29 <text:s text:c="2"/>7 <text:s/>28 <text:s/>10 <text:s text:c="2"/>3 168 <text:s/>24 | <text:s text:c="2"/>i = 8</text:p>
      <text:p text:style-name="P1"><text:s text:c="2"/>14 <text:s text:c="2"/>7 <text:s text:c="2"/>3 <text:s/>34 <text:s text:c="2"/>9 <text:s/>23 <text:s text:c="2"/>7 <text:s/>15 <text:s/>17 177 | <text:s text:c="2"/>j = 9</text:p>
      <text:p text:style-name="P1"><text:s text:c="2"/></text:p>
      <text:p text:style-name="P1"><text:soft-page-break/><text:s text:c="2"/></text:p>
      <text:p text:style-name="P1"><text:s text:c="2"/>#######################################################################################################################################################################################################################################</text:p>
      <text:p text:style-name="P1"><text:s text:c="2"/>#10</text:p>
      <text:p text:style-name="P1"><text:s text:c="2"/></text:p>
      <text:p text:style-name="P1"><text:s text:c="2"/></text:p>
      <text:p text:style-name="P1"><text:s text:c="2"/>Size of the tree : 661</text:p>
      <text:p text:style-name="P1"><text:s text:c="2"/></text:p>
      <text:p text:style-name="P1"><text:s text:c="2"/>Time taken to build model: 0.03 seconds</text:p>
      <text:p text:style-name="P1"><text:s text:c="2"/></text:p>
      <text:p text:style-name="P1"><text:s text:c="2"/>=== Stratified cross-validation ===</text:p>
      <text:p text:style-name="P1"><text:s text:c="2"/>=== Summary ===</text:p>
      <text:p text:style-name="P1"><text:s text:c="2"/></text:p>
      <text:p text:style-name="P1"><text:s text:c="2"/>Correctly Classified Instances <text:s text:c="7"/>2778 <text:s text:c="14"/>86.2733 %</text:p>
      <text:p text:style-name="P1"><text:s text:c="2"/>Incorrectly Classified Instances <text:s text:c="6"/>442 <text:s text:c="14"/>13.7267 %</text:p>
      <text:p text:style-name="P1"><text:s text:c="2"/>Kappa statistic <text:s text:c="25"/>0.8475</text:p>
      <text:p text:style-name="P1"><text:s text:c="2"/>Mean absolute error <text:s text:c="21"/>0.0275</text:p>
      <text:p text:style-name="P1"><text:s text:c="2"/>Root mean squared error <text:s text:c="17"/>0.1657</text:p>
      <text:p text:style-name="P1"><text:s text:c="2"/>Relative absolute error <text:s text:c="16"/>15.2533 %</text:p>
      <text:p text:style-name="P1"><text:s text:c="2"/>Root relative squared error <text:s text:c="12"/>55.2328 %</text:p>
      <text:p text:style-name="P1"><text:s text:c="2"/>Total Number of Instances <text:s text:c="12"/>3220 <text:s text:c="4"/></text:p>
      <text:p text:style-name="P1"><text:s text:c="2"/></text:p>
      <text:p text:style-name="P1"><text:s text:c="2"/>=== Detailed Accuracy By Class ===</text:p>
      <text:p text:style-name="P1"><text:s text:c="2"/></text:p>
      <text:p text:style-name="P1"><text:s text:c="2"/>TP Rate <text:s text:c="2"/>FP Rate <text:s text:c="2"/>Precision <text:s text:c="2"/>Recall <text:s/>F-Measure <text:s text:c="2"/>ROC Area <text:s/>Class</text:p>
      <text:p text:style-name="P1"><text:s text:c="2"/>0.95 <text:s text:c="5"/>0.006 <text:s text:c="5"/>0.947 <text:s text:c="4"/>0.95 <text:s text:c="5"/>0.949 <text:s text:c="5"/>0.972 <text:s text:c="3"/>0</text:p>
      <text:p text:style-name="P1"><text:s text:c="2"/>0.846 <text:s text:c="4"/>0.019 <text:s text:c="5"/>0.831 <text:s text:c="4"/>0.846 <text:s text:c="4"/>0.838 <text:s text:c="5"/>0.913 <text:s text:c="3"/>1</text:p>
      <text:p text:style-name="P1"><text:s text:c="2"/>0.877 <text:s text:c="4"/>0.015 <text:s text:c="5"/>0.872 <text:s text:c="4"/>0.877 <text:s text:c="4"/>0.874 <text:s text:c="5"/>0.931 <text:s text:c="3"/>2</text:p>
      <text:p text:style-name="P1"><text:s text:c="2"/>0.844 <text:s text:c="4"/>0.016 <text:s text:c="5"/>0.859 <text:s text:c="4"/>0.844 <text:s text:c="4"/>0.851 <text:s text:c="5"/>0.914 <text:s text:c="3"/>3</text:p>
      <text:p text:style-name="P1"><text:s text:c="2"/>0.814 <text:s text:c="4"/>0.013 <text:s text:c="5"/>0.871 <text:s text:c="4"/>0.814 <text:s text:c="4"/>0.841 <text:s text:c="5"/>0.901 <text:s text:c="3"/>4</text:p>
      <text:p text:style-name="P1"><text:s text:c="2"/>0.863 <text:s text:c="4"/>0.013 <text:s text:c="5"/>0.877 <text:s text:c="4"/>0.863 <text:s text:c="4"/>0.87 <text:s text:c="6"/>0.925 <text:s text:c="3"/>5</text:p>
      <text:p text:style-name="P1"><text:s text:c="2"/>0.936 <text:s text:c="4"/>0.009 <text:s text:c="5"/>0.922 <text:s text:c="4"/>0.936 <text:s text:c="4"/>0.929 <text:s text:c="5"/>0.964 <text:s text:c="3"/>6</text:p>
      <text:p text:style-name="P1"><text:s text:c="2"/>0.886 <text:s text:c="4"/>0.012 <text:s text:c="5"/>0.889 <text:s text:c="4"/>0.886 <text:s text:c="4"/>0.888 <text:s text:c="5"/>0.937 <text:s text:c="3"/>7</text:p>
      <text:p text:style-name="P1"><text:s text:c="2"/>0.81 <text:s text:c="5"/>0.023 <text:s text:c="5"/>0.795 <text:s text:c="4"/>0.81 <text:s text:c="5"/>0.802 <text:s text:c="5"/>0.893 <text:s text:c="3"/>8</text:p>
      <text:p text:style-name="P1"><text:s text:c="2"/>0.794 <text:s text:c="4"/>0.026 <text:s text:c="5"/>0.764 <text:s text:c="4"/>0.794 <text:s text:c="4"/>0.779 <text:s text:c="5"/>0.884 <text:s text:c="3"/>9</text:p>
      <text:p text:style-name="P1"><text:s text:c="2"/>Weighted Avg. <text:s text:c="3"/>0.863 <text:s text:c="4"/>0.015 <text:s text:c="5"/>0.863 <text:s text:c="4"/>0.863 <text:s text:c="4"/>0.863 <text:s text:c="5"/>0.924</text:p>
      <text:p text:style-name="P1"><text:s text:c="2"/></text:p>
      <text:p text:style-name="P1"><text:s text:c="2"/>=== Confusion Matrix ===</text:p>
      <text:p text:style-name="P1"><text:s text:c="2"/></text:p>
      <text:p text:style-name="P1"><text:s text:c="2"/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<text:s text:c="2"/>305 <text:s text:c="2"/>0 <text:s text:c="2"/>0 <text:s text:c="2"/>2 <text:s text:c="2"/>3 <text:s text:c="2"/>1 <text:s text:c="2"/>1 <text:s text:c="2"/>1 <text:s text:c="2"/>3 <text:s text:c="2"/>5 | <text:s text:c="2"/>a = 0</text:p>
      <text:p text:style-name="P1"><text:s text:c="2"/>0 275 <text:s text:c="2"/>8 <text:s text:c="2"/>1 <text:s text:c="2"/>7 <text:s text:c="2"/>4 <text:s text:c="2"/>3 <text:s text:c="2"/>3 <text:s/>15 <text:s text:c="2"/>9 | <text:s text:c="2"/>b = 1</text:p>
      <text:p text:style-name="P1"><text:s text:c="2"/>1 <text:s text:c="2"/>8 285 <text:s text:c="2"/>9 <text:s text:c="2"/>4 <text:s text:c="2"/>2 <text:s text:c="2"/>0 <text:s text:c="2"/>1 <text:s/>11 <text:s text:c="2"/>4 | <text:s text:c="2"/>c = 2</text:p>
      <text:p text:style-name="P1"><text:s text:c="2"/>0 <text:s text:c="2"/>4 <text:s/>10 286 <text:s text:c="2"/>0 <text:s/>10 <text:s text:c="2"/>1 <text:s text:c="2"/>8 <text:s text:c="2"/>8 <text:s/>12 | <text:s text:c="2"/>d = 3</text:p>
      <text:p text:style-name="P1"><text:s text:c="2"/>3 <text:s/>11 <text:s text:c="2"/>0 <text:s text:c="2"/>1 249 <text:s text:c="2"/>3 <text:s/>11 <text:s/>10 <text:s text:c="2"/>7 <text:s/>11 | <text:s text:c="2"/>e = 4</text:p>
      <text:p text:style-name="P1"><text:s text:c="2"/>2 <text:s text:c="2"/>6 <text:s text:c="2"/>3 <text:s text:c="2"/>7 <text:s text:c="2"/>0 278 <text:s text:c="2"/>4 <text:s text:c="2"/>0 <text:s text:c="2"/>7 <text:s/>15 | <text:s text:c="2"/>f = 5</text:p>
      <text:p text:style-name="P1"><text:s text:c="2"/>1 <text:s text:c="2"/>8 <text:s text:c="2"/>2 <text:s text:c="2"/>1 <text:s text:c="2"/>3 <text:s text:c="2"/>2 309 <text:s text:c="2"/>2 <text:s text:c="2"/>2 <text:s text:c="2"/>0 | <text:s text:c="2"/>g = 6</text:p>
      <text:p text:style-name="P1"><text:s text:c="2"/>4 <text:s text:c="2"/>3 <text:s text:c="2"/>2 <text:s text:c="2"/>3 <text:s text:c="2"/>9 <text:s text:c="2"/>3 <text:s text:c="2"/>0 288 <text:s text:c="2"/>2 <text:s/>11 | <text:s text:c="2"/>h = 7</text:p>
      <text:p text:style-name="P1"><text:s text:c="2"/>2 <text:s/>10 <text:s/>15 <text:s text:c="2"/>7 <text:s text:c="2"/>5 <text:s text:c="2"/>3 <text:s text:c="2"/>6 <text:s text:c="2"/>5 260 <text:s text:c="2"/>8 | <text:s text:c="2"/>i = 8</text:p>
      <text:p text:style-name="P1"><text:s text:c="2"/>4 <text:s text:c="2"/>6 <text:s text:c="2"/>2 <text:s/>16 <text:s text:c="2"/>6 <text:s/>11 <text:s text:c="2"/>0 <text:s text:c="2"/>6 <text:s/>12 243 | <text:s text:c="2"/>j = 9</text:p>
      <text:p text:style-name="P1"><text:soft-page-break/><text:s text:c="2"/></text:p>
      <text:p text:style-name="P1"><text:s text:c="2"/></text:p>
      <text:p text:style-name="P1"><text:s text:c="2"/>#######################################################################################################################################################################################################################################</text:p>
      <text:p text:style-name="P1"><text:s text:c="2"/>#15 </text:p>
      <text:p text:style-name="P1"><text:s text:c="2"/></text:p>
      <text:p text:style-name="P1"><text:s text:c="2"/>Size of the tree : 551</text:p>
      <text:p text:style-name="P1"><text:s text:c="2"/></text:p>
      <text:p text:style-name="P1"><text:s text:c="2"/>Time taken to build model: 0.04 seconds</text:p>
      <text:p text:style-name="P1"><text:s text:c="2"/></text:p>
      <text:p text:style-name="P1"><text:s text:c="2"/>=== Stratified cross-validation ===</text:p>
      <text:p text:style-name="P1"><text:s text:c="2"/>=== Summary ===</text:p>
      <text:p text:style-name="P1"><text:s text:c="2"/></text:p>
      <text:p text:style-name="P1"><text:s text:c="2"/>Correctly Classified Instances <text:s text:c="7"/>2805 <text:s text:c="14"/>87.1118 %</text:p>
      <text:p text:style-name="P1"><text:s text:c="2"/>Incorrectly Classified Instances <text:s text:c="6"/>415 <text:s text:c="14"/>12.8882 %</text:p>
      <text:p text:style-name="P1"><text:s text:c="2"/>Kappa statistic <text:s text:c="25"/>0.8568</text:p>
      <text:p text:style-name="P1"><text:s text:c="2"/>Mean absolute error <text:s text:c="21"/>0.0258</text:p>
      <text:p text:style-name="P1"><text:s text:c="2"/>Root mean squared error <text:s text:c="17"/>0.1606</text:p>
      <text:p text:style-name="P1"><text:s text:c="2"/>Relative absolute error <text:s text:c="16"/>14.3216 %</text:p>
      <text:p text:style-name="P1"><text:s text:c="2"/>Root relative squared error <text:s text:c="12"/>53.5192 %</text:p>
      <text:p text:style-name="P1"><text:s text:c="2"/>Total Number of Instances <text:s text:c="12"/>3220 <text:s text:c="4"/></text:p>
      <text:p text:style-name="P1"><text:s text:c="2"/></text:p>
      <text:p text:style-name="P1"><text:s text:c="2"/>=== Detailed Accuracy By Class ===</text:p>
      <text:p text:style-name="P1"><text:s text:c="2"/></text:p>
      <text:p text:style-name="P1"><text:s text:c="2"/>TP Rate <text:s text:c="2"/>FP Rate <text:s text:c="2"/>Precision <text:s text:c="2"/>Recall <text:s/>F-Measure <text:s text:c="2"/>ROC Area <text:s/>Class</text:p>
      <text:p text:style-name="P1"><text:s text:c="2"/>0.96 <text:s text:c="5"/>0.005 <text:s text:c="5"/>0.954 <text:s text:c="4"/>0.96 <text:s text:c="5"/>0.957 <text:s text:c="5"/>0.977 <text:s text:c="3"/>0</text:p>
      <text:p text:style-name="P1"><text:s text:c="2"/>0.837 <text:s text:c="4"/>0.017 <text:s text:c="5"/>0.847 <text:s text:c="4"/>0.837 <text:s text:c="4"/>0.842 <text:s text:c="5"/>0.91 <text:s text:c="4"/>1</text:p>
      <text:p text:style-name="P1"><text:s text:c="2"/>0.886 <text:s text:c="4"/>0.011 <text:s text:c="5"/>0.9 <text:s text:c="6"/>0.886 <text:s text:c="4"/>0.893 <text:s text:c="5"/>0.938 <text:s text:c="3"/>2</text:p>
      <text:p text:style-name="P1"><text:s text:c="2"/>0.873 <text:s text:c="4"/>0.018 <text:s text:c="5"/>0.848 <text:s text:c="4"/>0.873 <text:s text:c="4"/>0.86 <text:s text:c="6"/>0.927 <text:s text:c="3"/>3</text:p>
      <text:p text:style-name="P1"><text:s text:c="2"/>0.856 <text:s text:c="4"/>0.01 <text:s text:c="6"/>0.9 <text:s text:c="6"/>0.856 <text:s text:c="4"/>0.878 <text:s text:c="5"/>0.923 <text:s text:c="3"/>4</text:p>
      <text:p text:style-name="P1"><text:s text:c="2"/>0.851 <text:s text:c="4"/>0.012 <text:s text:c="5"/>0.884 <text:s text:c="4"/>0.851 <text:s text:c="4"/>0.867 <text:s text:c="5"/>0.919 <text:s text:c="3"/>5</text:p>
      <text:p text:style-name="P1"><text:s text:c="2"/>0.942 <text:s text:c="4"/>0.01 <text:s text:c="6"/>0.917 <text:s text:c="4"/>0.942 <text:s text:c="4"/>0.93 <text:s text:c="6"/>0.966 <text:s text:c="3"/>6</text:p>
      <text:p text:style-name="P1"><text:s text:c="2"/>0.905 <text:s text:c="4"/>0.012 <text:s text:c="5"/>0.896 <text:s text:c="4"/>0.905 <text:s text:c="4"/>0.9 <text:s text:c="7"/>0.946 <text:s text:c="3"/>7</text:p>
      <text:p text:style-name="P1"><text:s text:c="2"/>0.779 <text:s text:c="4"/>0.023 <text:s text:c="5"/>0.789 <text:s text:c="4"/>0.779 <text:s text:c="4"/>0.784 <text:s text:c="5"/>0.878 <text:s text:c="3"/>8</text:p>
      <text:p text:style-name="P1"><text:s text:c="2"/>0.817 <text:s text:c="4"/>0.025 <text:s text:c="5"/>0.776 <text:s text:c="4"/>0.817 <text:s text:c="4"/>0.796 <text:s text:c="5"/>0.896 <text:s text:c="3"/>9</text:p>
      <text:p text:style-name="P1"><text:s text:c="2"/>Weighted Avg. <text:s text:c="3"/>0.871 <text:s text:c="4"/>0.014 <text:s text:c="5"/>0.872 <text:s text:c="4"/>0.871 <text:s text:c="4"/>0.871 <text:s text:c="5"/>0.928</text:p>
      <text:p text:style-name="P1"><text:s text:c="2"/></text:p>
      <text:p text:style-name="P1"><text:s text:c="2"/>=== Confusion Matrix ===</text:p>
      <text:p text:style-name="P1"><text:s text:c="2"/></text:p>
      <text:p text:style-name="P1"><text:s text:c="2"/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<text:s text:c="2"/>308 <text:s text:c="2"/>0 <text:s text:c="2"/>0 <text:s text:c="2"/>1 <text:s text:c="2"/>4 <text:s text:c="2"/>2 <text:s text:c="2"/>0 <text:s text:c="2"/>1 <text:s text:c="2"/>4 <text:s text:c="2"/>1 | <text:s text:c="2"/>a = 0</text:p>
      <text:p text:style-name="P1"><text:s text:c="2"/>0 272 <text:s text:c="2"/>5 <text:s text:c="2"/>8 <text:s text:c="2"/>6 <text:s text:c="2"/>5 <text:s text:c="2"/>4 <text:s text:c="2"/>6 <text:s/>14 <text:s text:c="2"/>5 | <text:s text:c="2"/>b = 1</text:p>
      <text:p text:style-name="P1"><text:s text:c="2"/>1 <text:s text:c="2"/>5 288 <text:s text:c="2"/>6 <text:s text:c="2"/>2 <text:s text:c="2"/>2 <text:s text:c="2"/>2 <text:s text:c="2"/>2 <text:s/>11 <text:s text:c="2"/>6 | <text:s text:c="2"/>c = 2</text:p>
      <text:p text:style-name="P1"><text:s text:c="2"/>0 <text:s text:c="2"/>2 <text:s text:c="2"/>5 296 <text:s text:c="2"/>0 <text:s text:c="2"/>2 <text:s text:c="2"/>1 <text:s text:c="2"/>0 <text:s/>12 <text:s/>21 | <text:s text:c="2"/>d = 3</text:p>
      <text:p text:style-name="P1"><text:s text:c="2"/>3 <text:s text:c="2"/>9 <text:s text:c="2"/>3 <text:s text:c="2"/>0 262 <text:s text:c="2"/>6 <text:s text:c="2"/>6 <text:s text:c="2"/>7 <text:s text:c="2"/>6 <text:s text:c="2"/>4 | <text:s text:c="2"/>e = 4</text:p>
      <text:p text:style-name="P1"><text:s text:c="2"/>4 <text:s text:c="2"/>4 <text:s text:c="2"/>2 <text:s text:c="2"/>8 <text:s text:c="2"/>4 274 <text:s text:c="2"/>4 <text:s text:c="2"/>5 <text:s text:c="2"/>2 <text:s/>15 | <text:s text:c="2"/>f = 5</text:p>
      <text:p text:style-name="P1"><text:s text:c="2"/>3 <text:s text:c="2"/>6 <text:s text:c="2"/>1 <text:s text:c="2"/>1 <text:s text:c="2"/>2 <text:s text:c="2"/>2 311 <text:s text:c="2"/>0 <text:s text:c="2"/>3 <text:s text:c="2"/>1 | <text:s text:c="2"/>g = 6</text:p>
      <text:p text:style-name="P1"><text:s text:c="2"/>1 <text:s text:c="2"/>3 <text:s text:c="2"/>2 <text:s text:c="2"/>6 <text:s text:c="2"/>8 <text:s text:c="2"/>2 <text:s text:c="2"/>0 294 <text:s text:c="2"/>2 <text:s text:c="2"/>7 | <text:s text:c="2"/>h = 7</text:p>
      <text:p text:style-name="P1"><text:s text:c="2"/>1 <text:s/>13 <text:s/>11 <text:s/>10 <text:s text:c="2"/>1 <text:s text:c="2"/>6 <text:s/>11 <text:s text:c="2"/>6 250 <text:s/>12 | <text:s text:c="2"/>i = 8</text:p>
      <text:p text:style-name="P1"><text:s text:c="2"/>2 <text:s text:c="2"/>7 <text:s text:c="2"/>3 <text:s/>13 <text:s text:c="2"/>2 <text:s text:c="2"/>9 <text:s text:c="2"/>0 <text:s text:c="2"/>7 <text:s/>13 250 | <text:s text:c="2"/>j = 9</text:p>
      <text:p text:style-name="P1"><text:soft-page-break/><text:s text:c="2"/></text:p>
      <text:p text:style-name="P1"><text:s text:c="2"/></text:p>
      <text:p text:style-name="P1"><text:s text:c="2"/>#######################################################################################################################################################################################################################################</text:p>
      <text:p text:style-name="P1"><text:s text:c="2"/>#18</text:p>
      <text:p text:style-name="P1"><text:s text:c="2"/></text:p>
      <text:p text:style-name="P1"><text:s text:c="2"/></text:p>
      <text:p text:style-name="P1"><text:s text:c="2"/>Size of the tree : 539</text:p>
      <text:p text:style-name="P1"><text:s text:c="2"/></text:p>
      <text:p text:style-name="P1"><text:s text:c="2"/>Time taken to build model: 0.04 seconds</text:p>
      <text:p text:style-name="P1"><text:s text:c="2"/></text:p>
      <text:p text:style-name="P1"><text:s text:c="2"/>=== Stratified cross-validation ===</text:p>
      <text:p text:style-name="P1"><text:s text:c="2"/>=== Summary ===</text:p>
      <text:p text:style-name="P1"><text:s text:c="2"/></text:p>
      <text:p text:style-name="P1"><text:s text:c="2"/>Correctly Classified Instances <text:s text:c="7"/>2837 <text:s text:c="14"/>88.1056 %</text:p>
      <text:p text:style-name="P1"><text:s text:c="2"/>Incorrectly Classified Instances <text:s text:c="6"/>383 <text:s text:c="14"/>11.8944 %</text:p>
      <text:p text:style-name="P1"><text:s text:c="2"/>Kappa statistic <text:s text:c="25"/>0.8678</text:p>
      <text:p text:style-name="P1"><text:s text:c="2"/>Mean absolute error <text:s text:c="21"/>0.0238</text:p>
      <text:p text:style-name="P1"><text:s text:c="2"/>Root mean squared error <text:s text:c="17"/>0.1542</text:p>
      <text:p text:style-name="P1"><text:s text:c="2"/>Relative absolute error <text:s text:c="16"/>13.2172 %</text:p>
      <text:p text:style-name="P1"><text:s text:c="2"/>Root relative squared error <text:s text:c="12"/>51.4144 %</text:p>
      <text:p text:style-name="P1"><text:s text:c="2"/>Total Number of Instances <text:s text:c="12"/>3220 <text:s text:c="4"/></text:p>
      <text:p text:style-name="P1"><text:s text:c="2"/></text:p>
      <text:p text:style-name="P1"><text:s text:c="2"/>=== Detailed Accuracy By Class ===</text:p>
      <text:p text:style-name="P1"><text:s text:c="2"/></text:p>
      <text:p text:style-name="P1"><text:s text:c="2"/>TP Rate <text:s text:c="2"/>FP Rate <text:s text:c="2"/>Precision <text:s text:c="2"/>Recall <text:s/>F-Measure <text:s text:c="2"/>ROC Area <text:s/>Class</text:p>
      <text:p text:style-name="P1"><text:s text:c="2"/>0.956 <text:s text:c="4"/>0.007 <text:s text:c="5"/>0.936 <text:s text:c="4"/>0.956 <text:s text:c="4"/>0.946 <text:s text:c="5"/>0.975 <text:s text:c="3"/>0</text:p>
      <text:p text:style-name="P1"><text:s text:c="2"/>0.874 <text:s text:c="4"/>0.011 <text:s text:c="5"/>0.899 <text:s text:c="4"/>0.874 <text:s text:c="4"/>0.886 <text:s text:c="5"/>0.931 <text:s text:c="3"/>1</text:p>
      <text:p text:style-name="P1"><text:s text:c="2"/>0.886 <text:s text:c="4"/>0.012 <text:s text:c="5"/>0.892 <text:s text:c="4"/>0.886 <text:s text:c="4"/>0.889 <text:s text:c="5"/>0.937 <text:s text:c="3"/>2</text:p>
      <text:p text:style-name="P1"><text:s text:c="2"/>0.858 <text:s text:c="4"/>0.019 <text:s text:c="5"/>0.839 <text:s text:c="4"/>0.858 <text:s text:c="4"/>0.848 <text:s text:c="5"/>0.919 <text:s text:c="3"/>3</text:p>
      <text:p text:style-name="P1"><text:s text:c="2"/>0.873 <text:s text:c="4"/>0.011 <text:s text:c="5"/>0.896 <text:s text:c="4"/>0.873 <text:s text:c="4"/>0.884 <text:s text:c="5"/>0.931 <text:s text:c="3"/>4</text:p>
      <text:p text:style-name="P1"><text:s text:c="2"/>0.891 <text:s text:c="4"/>0.013 <text:s text:c="5"/>0.88 <text:s text:c="5"/>0.891 <text:s text:c="4"/>0.886 <text:s text:c="5"/>0.939 <text:s text:c="3"/>5</text:p>
      <text:p text:style-name="P1"><text:s text:c="2"/>0.948 <text:s text:c="4"/>0.009 <text:s text:c="5"/>0.923 <text:s text:c="4"/>0.948 <text:s text:c="4"/>0.936 <text:s text:c="5"/>0.97 <text:s text:c="4"/>6</text:p>
      <text:p text:style-name="P1"><text:s text:c="2"/>0.88 <text:s text:c="5"/>0.011 <text:s text:c="5"/>0.899 <text:s text:c="4"/>0.88 <text:s text:c="5"/>0.89 <text:s text:c="6"/>0.934 <text:s text:c="3"/>7</text:p>
      <text:p text:style-name="P1"><text:s text:c="2"/>0.819 <text:s text:c="4"/>0.018 <text:s text:c="5"/>0.832 <text:s text:c="4"/>0.819 <text:s text:c="4"/>0.826 <text:s text:c="5"/>0.901 <text:s text:c="3"/>8</text:p>
      <text:p text:style-name="P1"><text:s text:c="2"/>0.82 <text:s text:c="5"/>0.02 <text:s text:c="6"/>0.812 <text:s text:c="4"/>0.82 <text:s text:c="5"/>0.816 <text:s text:c="5"/>0.9 <text:s text:c="5"/>9</text:p>
      <text:p text:style-name="P1"><text:s text:c="2"/>Weighted Avg. <text:s text:c="3"/>0.881 <text:s text:c="4"/>0.013 <text:s text:c="5"/>0.881 <text:s text:c="4"/>0.881 <text:s text:c="4"/>0.881 <text:s text:c="5"/>0.934</text:p>
      <text:p text:style-name="P1"><text:s text:c="2"/></text:p>
      <text:p text:style-name="P1"><text:s text:c="2"/>=== Confusion Matrix ===</text:p>
      <text:p text:style-name="P1"><text:s text:c="2"/></text:p>
      <text:p text:style-name="P1"><text:s text:c="2"/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<text:s text:c="2"/>307 <text:s text:c="2"/>0 <text:s text:c="2"/>1 <text:s text:c="2"/>2 <text:s text:c="2"/>3 <text:s text:c="2"/>2 <text:s text:c="2"/>1 <text:s text:c="2"/>1 <text:s text:c="2"/>2 <text:s text:c="2"/>2 | <text:s text:c="2"/>a = 0</text:p>
      <text:p text:style-name="P1"><text:s text:c="2"/>1 284 <text:s text:c="2"/>6 <text:s text:c="2"/>1 <text:s text:c="2"/>6 <text:s text:c="2"/>3 <text:s text:c="2"/>5 <text:s text:c="2"/>2 <text:s text:c="2"/>9 <text:s text:c="2"/>8 | <text:s text:c="2"/>b = 1</text:p>
      <text:p text:style-name="P1"><text:s text:c="2"/>1 <text:s text:c="2"/>8 288 <text:s text:c="2"/>8 <text:s text:c="2"/>2 <text:s text:c="2"/>3 <text:s text:c="2"/>3 <text:s text:c="2"/>2 <text:s text:c="2"/>5 <text:s text:c="2"/>5 | <text:s text:c="2"/>c = 2</text:p>
      <text:p text:style-name="P1"><text:s text:c="2"/>2 <text:s text:c="2"/>0 <text:s text:c="2"/>6 291 <text:s text:c="2"/>1 <text:s/>10 <text:s text:c="2"/>0 <text:s text:c="2"/>2 <text:s/>10 <text:s/>17 | <text:s text:c="2"/>d = 3</text:p>
      <text:p text:style-name="P1"><text:s text:c="2"/>7 <text:s text:c="2"/>4 <text:s text:c="2"/>1 <text:s text:c="2"/>1 267 <text:s text:c="2"/>1 <text:s text:c="2"/>5 <text:s text:c="2"/>8 <text:s text:c="2"/>7 <text:s text:c="2"/>5 | <text:s text:c="2"/>e = 4</text:p>
      <text:p text:style-name="P1"><text:s text:c="2"/>2 <text:s text:c="2"/>4 <text:s text:c="2"/>1 <text:s/>10 <text:s text:c="2"/>0 287 <text:s text:c="2"/>5 <text:s text:c="2"/>1 <text:s text:c="2"/>4 <text:s text:c="2"/>8 | <text:s text:c="2"/>f = 5</text:p>
      <text:p text:style-name="P1"><text:s text:c="2"/>0 <text:s text:c="2"/>2 <text:s text:c="2"/>0 <text:s text:c="2"/>0 <text:s text:c="2"/>3 <text:s text:c="2"/>4 313 <text:s text:c="2"/>1 <text:s text:c="2"/>7 <text:s text:c="2"/>0 | <text:s text:c="2"/>g = 6</text:p>
      <text:p text:style-name="P1"><text:s text:c="2"/>1 <text:s text:c="2"/>4 <text:s text:c="2"/>6 <text:s text:c="2"/>3 <text:s/>10 <text:s text:c="2"/>2 <text:s text:c="2"/>1 286 <text:s text:c="2"/>5 <text:s text:c="2"/>7 | <text:s text:c="2"/>h = 7</text:p>
      <text:p text:style-name="P1"><text:s text:c="2"/>6 <text:s text:c="2"/>7 <text:s/>10 <text:s/>10 <text:s text:c="2"/>1 <text:s text:c="2"/>5 <text:s text:c="2"/>6 <text:s text:c="2"/>7 263 <text:s text:c="2"/>6 | <text:s text:c="2"/>i = 8</text:p>
      <text:p text:style-name="P1"><text:soft-page-break/><text:s text:c="2"/>1 <text:s text:c="2"/>3 <text:s text:c="2"/>4 <text:s/>21 <text:s text:c="2"/>5 <text:s text:c="2"/>9 <text:s text:c="2"/>0 <text:s text:c="2"/>8 <text:s text:c="2"/>4 251 | <text:s text:c="2"/>j = 9</text:p>
      <text:p text:style-name="P1"><text:s text:c="2"/></text:p>
      <text:p text:style-name="P1"><text:s text:c="2"/>#######################################################################################################################################################################################################################################</text:p>
      <text:p text:style-name="P1"><text:s text:c="2"/>#21</text:p>
      <text:p text:style-name="P1"><text:s text:c="2"/></text:p>
      <text:p text:style-name="P1"><text:s text:c="2"/>Size of the tree : 551</text:p>
      <text:p text:style-name="P1"><text:s text:c="2"/></text:p>
      <text:p text:style-name="P1"><text:s text:c="2"/>Time taken to build model: 0.05 seconds</text:p>
      <text:p text:style-name="P1"><text:s text:c="2"/></text:p>
      <text:p text:style-name="P1"><text:s text:c="2"/>=== Stratified cross-validation ===</text:p>
      <text:p text:style-name="P1"><text:s text:c="2"/>=== Summary ===</text:p>
      <text:p text:style-name="P1"><text:s text:c="2"/></text:p>
      <text:p text:style-name="P1"><text:s text:c="2"/>Correctly Classified Instances <text:s text:c="7"/>2832 <text:s text:c="14"/>87.9503 %</text:p>
      <text:p text:style-name="P1"><text:s text:c="2"/>Incorrectly Classified Instances <text:s text:c="6"/>388 <text:s text:c="14"/>12.0497 %</text:p>
      <text:p text:style-name="P1"><text:s text:c="2"/>Kappa statistic <text:s text:c="25"/>0.8661</text:p>
      <text:p text:style-name="P1"><text:s text:c="2"/>Mean absolute error <text:s text:c="21"/>0.0241</text:p>
      <text:p text:style-name="P1"><text:s text:c="2"/>Root mean squared error <text:s text:c="17"/>0.1552</text:p>
      <text:p text:style-name="P1"><text:s text:c="2"/>Relative absolute error <text:s text:c="16"/>13.3898 %</text:p>
      <text:p text:style-name="P1"><text:s text:c="2"/>Root relative squared error <text:s text:c="12"/>51.749 <text:s/>%</text:p>
      <text:p text:style-name="P1"><text:s text:c="2"/>Total Number of Instances <text:s text:c="12"/>3220 <text:s text:c="4"/></text:p>
      <text:p text:style-name="P1"><text:s text:c="2"/></text:p>
      <text:p text:style-name="P1"><text:s text:c="2"/>=== Detailed Accuracy By Class ===</text:p>
      <text:p text:style-name="P1"><text:s text:c="2"/></text:p>
      <text:p text:style-name="P1"><text:s text:c="2"/>TP Rate <text:s text:c="2"/>FP Rate <text:s text:c="2"/>Precision <text:s text:c="2"/>Recall <text:s/>F-Measure <text:s text:c="2"/>ROC Area <text:s/>Class</text:p>
      <text:p text:style-name="P1"><text:s text:c="2"/>0.956 <text:s text:c="4"/>0.005 <text:s text:c="5"/>0.956 <text:s text:c="4"/>0.956 <text:s text:c="4"/>0.956 <text:s text:c="5"/>0.976 <text:s text:c="3"/>0</text:p>
      <text:p text:style-name="P1"><text:s text:c="2"/>0.886 <text:s text:c="4"/>0.02 <text:s text:c="6"/>0.835 <text:s text:c="4"/>0.886 <text:s text:c="4"/>0.86 <text:s text:c="6"/>0.933 <text:s text:c="3"/>1</text:p>
      <text:p text:style-name="P1"><text:s text:c="2"/>0.849 <text:s text:c="4"/>0.012 <text:s text:c="5"/>0.89 <text:s text:c="5"/>0.849 <text:s text:c="4"/>0.869 <text:s text:c="5"/>0.919 <text:s text:c="3"/>2</text:p>
      <text:p text:style-name="P1"><text:s text:c="2"/>0.855 <text:s text:c="4"/>0.015 <text:s text:c="5"/>0.873 <text:s text:c="4"/>0.855 <text:s text:c="4"/>0.864 <text:s text:c="5"/>0.92 <text:s text:c="4"/>3</text:p>
      <text:p text:style-name="P1"><text:s text:c="2"/>0.892 <text:s text:c="4"/>0.013 <text:s text:c="5"/>0.875 <text:s text:c="4"/>0.892 <text:s text:c="4"/>0.883 <text:s text:c="5"/>0.939 <text:s text:c="3"/>4</text:p>
      <text:p text:style-name="P1"><text:s text:c="2"/>0.888 <text:s text:c="4"/>0.01 <text:s text:c="6"/>0.905 <text:s text:c="4"/>0.888 <text:s text:c="4"/>0.897 <text:s text:c="5"/>0.939 <text:s text:c="3"/>5</text:p>
      <text:p text:style-name="P1"><text:s text:c="2"/>0.93 <text:s text:c="5"/>0.008 <text:s text:c="5"/>0.927 <text:s text:c="4"/>0.93 <text:s text:c="5"/>0.929 <text:s text:c="5"/>0.961 <text:s text:c="3"/>6</text:p>
      <text:p text:style-name="P1"><text:s text:c="2"/>0.908 <text:s text:c="4"/>0.012 <text:s text:c="5"/>0.897 <text:s text:c="4"/>0.908 <text:s text:c="4"/>0.902 <text:s text:c="5"/>0.948 <text:s text:c="3"/>7</text:p>
      <text:p text:style-name="P1"><text:s text:c="2"/>0.822 <text:s text:c="4"/>0.02 <text:s text:c="6"/>0.817 <text:s text:c="4"/>0.822 <text:s text:c="4"/>0.82 <text:s text:c="6"/>0.901 <text:s text:c="3"/>8</text:p>
      <text:p text:style-name="P1"><text:s text:c="2"/>0.804 <text:s text:c="4"/>0.019 <text:s text:c="5"/>0.817 <text:s text:c="4"/>0.804 <text:s text:c="4"/>0.811 <text:s text:c="5"/>0.893 <text:s text:c="3"/>9</text:p>
      <text:p text:style-name="P1"><text:s text:c="2"/>Weighted Avg. <text:s text:c="3"/>0.88 <text:s text:c="5"/>0.013 <text:s text:c="5"/>0.88 <text:s text:c="5"/>0.88 <text:s text:c="5"/>0.879 <text:s text:c="5"/>0.933</text:p>
      <text:p text:style-name="P1"><text:s text:c="2"/></text:p>
      <text:p text:style-name="P1"><text:s text:c="2"/>=== Confusion Matrix ===</text:p>
      <text:p text:style-name="P1"><text:s text:c="2"/></text:p>
      <text:p text:style-name="P1"><text:s text:c="2"/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<text:s text:c="2"/>307 <text:s text:c="2"/>1 <text:s text:c="2"/>0 <text:s text:c="2"/>1 <text:s text:c="2"/>6 <text:s text:c="2"/>0 <text:s text:c="2"/>1 <text:s text:c="2"/>0 <text:s text:c="2"/>2 <text:s text:c="2"/>3 | <text:s text:c="2"/>a = 0</text:p>
      <text:p text:style-name="P1"><text:s text:c="2"/>1 288 <text:s text:c="2"/>6 <text:s text:c="2"/>2 <text:s text:c="2"/>5 <text:s text:c="2"/>2 <text:s text:c="2"/>4 <text:s text:c="2"/>3 <text:s/>10 <text:s text:c="2"/>4 | <text:s text:c="2"/>b = 1</text:p>
      <text:p text:style-name="P1"><text:s text:c="2"/>3 <text:s text:c="2"/>5 276 <text:s/>10 <text:s text:c="2"/>1 <text:s text:c="2"/>1 <text:s text:c="2"/>3 <text:s text:c="2"/>5 <text:s/>15 <text:s text:c="2"/>6 | <text:s text:c="2"/>c = 2</text:p>
      <text:p text:style-name="P1"><text:s text:c="2"/>0 <text:s text:c="2"/>5 <text:s text:c="2"/>8 290 <text:s text:c="2"/>1 <text:s text:c="2"/>9 <text:s text:c="2"/>1 <text:s text:c="2"/>4 <text:s text:c="2"/>8 <text:s/>13 | <text:s text:c="2"/>d = 3</text:p>
      <text:p text:style-name="P1"><text:s text:c="2"/>2 <text:s text:c="2"/>5 <text:s text:c="2"/>0 <text:s text:c="2"/>1 273 <text:s text:c="2"/>4 <text:s text:c="2"/>8 <text:s text:c="2"/>5 <text:s text:c="2"/>6 <text:s text:c="2"/>2 | <text:s text:c="2"/>e = 4</text:p>
      <text:p text:style-name="P1"><text:s text:c="2"/>1 <text:s text:c="2"/>6 <text:s text:c="2"/>2 <text:s text:c="2"/>6 <text:s text:c="2"/>3 286 <text:s text:c="2"/>5 <text:s text:c="2"/>1 <text:s text:c="2"/>3 <text:s text:c="2"/>9 | <text:s text:c="2"/>f = 5</text:p>
      <text:p text:style-name="P1"><text:s text:c="2"/>2 <text:s text:c="2"/>6 <text:s text:c="2"/>2 <text:s text:c="2"/>1 <text:s text:c="2"/>6 <text:s text:c="2"/>3 307 <text:s text:c="2"/>0 <text:s text:c="2"/>3 <text:s text:c="2"/>0 | <text:s text:c="2"/>g = 6</text:p>
      <text:p text:style-name="P1"><text:s text:c="2"/>2 <text:s text:c="2"/>2 <text:s text:c="2"/>4 <text:s text:c="2"/>2 <text:s text:c="2"/>5 <text:s text:c="2"/>0 <text:s text:c="2"/>0 295 <text:s text:c="2"/>4 <text:s/>11 | <text:s text:c="2"/>h = 7</text:p>
      <text:p text:style-name="P1"><text:s text:c="2"/>2 <text:s/>20 <text:s text:c="2"/>9 <text:s text:c="2"/>3 <text:s text:c="2"/>5 <text:s text:c="2"/>5 <text:s text:c="2"/>2 <text:s text:c="2"/>4 264 <text:s text:c="2"/>7 | <text:s text:c="2"/>i = 8</text:p>
      <text:p text:style-name="P1"><text:s text:c="2"/>1 <text:s text:c="2"/>7 <text:s text:c="2"/>3 <text:s/>16 <text:s text:c="2"/>7 <text:s text:c="2"/>6 <text:s text:c="2"/>0 <text:s/>12 <text:s text:c="2"/>8 246 | <text:s text:c="2"/>j = 9</text:p>
      <text:p text:style-name="P1"><text:soft-page-break/><text:s text:c="2"/></text:p>
      <text:p text:style-name="P1"><text:s text:c="2"/></text:p>
      <text:p text:style-name="P1"><text:s text:c="2"/></text:p>
      <text:p text:style-name="P1"><text:s text:c="2"/>#######################################################################################################################################################################################################################################</text:p>
      <text:p text:style-name="P1"><text:s text:c="2"/>#30</text:p>
      <text:p text:style-name="P1"><text:s text:c="2"/></text:p>
      <text:p text:style-name="P1"><text:s text:c="2"/>Size of the tree : 525</text:p>
      <text:p text:style-name="P1"><text:s text:c="2"/></text:p>
      <text:p text:style-name="P1"><text:s text:c="2"/>Time taken to build model: 0.07 seconds</text:p>
      <text:p text:style-name="P1"><text:s text:c="2"/></text:p>
      <text:p text:style-name="P1"><text:s text:c="2"/>=== Stratified cross-validation ===</text:p>
      <text:p text:style-name="P1"><text:s text:c="2"/>=== Summary ===</text:p>
      <text:p text:style-name="P1"><text:s text:c="2"/></text:p>
      <text:p text:style-name="P1"><text:s text:c="2"/>Correctly Classified Instances <text:s text:c="7"/>2871 <text:s text:c="14"/>89.1615 %</text:p>
      <text:p text:style-name="P1"><text:s text:c="2"/>Incorrectly Classified Instances <text:s text:c="6"/>349 <text:s text:c="14"/>10.8385 %</text:p>
      <text:p text:style-name="P1"><text:s text:c="2"/>Kappa statistic <text:s text:c="25"/>0.8796</text:p>
      <text:p text:style-name="P1"><text:s text:c="2"/>Mean absolute error <text:s text:c="21"/>0.0217</text:p>
      <text:p text:style-name="P1"><text:s text:c="2"/>Root mean squared error <text:s text:c="17"/>0.1472</text:p>
      <text:p text:style-name="P1"><text:s text:c="2"/>Relative absolute error <text:s text:c="16"/>12.0439 %</text:p>
      <text:p text:style-name="P1"><text:s text:c="2"/>Root relative squared error <text:s text:c="12"/>49.0793 %</text:p>
      <text:p text:style-name="P1"><text:s text:c="2"/>Total Number of Instances <text:s text:c="12"/>3220 <text:s text:c="4"/></text:p>
      <text:p text:style-name="P1"><text:s text:c="2"/></text:p>
      <text:p text:style-name="P1"><text:s text:c="2"/>=== Detailed Accuracy By Class ===</text:p>
      <text:p text:style-name="P1"><text:s text:c="2"/></text:p>
      <text:p text:style-name="P1"><text:s text:c="2"/>TP Rate <text:s text:c="2"/>FP Rate <text:s text:c="2"/>Precision <text:s text:c="2"/>Recall <text:s/>F-Measure <text:s text:c="2"/>ROC Area <text:s/>Class</text:p>
      <text:p text:style-name="P1"><text:s text:c="2"/>0.935 <text:s text:c="4"/>0.004 <text:s text:c="5"/>0.958 <text:s text:c="4"/>0.935 <text:s text:c="4"/>0.946 <text:s text:c="5"/>0.965 <text:s text:c="3"/>0</text:p>
      <text:p text:style-name="P1"><text:s text:c="2"/>0.889 <text:s text:c="4"/>0.017 <text:s text:c="5"/>0.855 <text:s text:c="4"/>0.889 <text:s text:c="4"/>0.872 <text:s text:c="5"/>0.936 <text:s text:c="3"/>1</text:p>
      <text:p text:style-name="P1"><text:s text:c="2"/>0.858 <text:s text:c="4"/>0.014 <text:s text:c="5"/>0.872 <text:s text:c="4"/>0.858 <text:s text:c="4"/>0.865 <text:s text:c="5"/>0.922 <text:s text:c="3"/>2</text:p>
      <text:p text:style-name="P1"><text:s text:c="2"/>0.876 <text:s text:c="4"/>0.012 <text:s text:c="5"/>0.895 <text:s text:c="4"/>0.876 <text:s text:c="4"/>0.885 <text:s text:c="5"/>0.932 <text:s text:c="3"/>3</text:p>
      <text:p text:style-name="P1"><text:s text:c="2"/>0.918 <text:s text:c="4"/>0.012 <text:s text:c="5"/>0.889 <text:s text:c="4"/>0.918 <text:s text:c="4"/>0.904 <text:s text:c="5"/>0.953 <text:s text:c="3"/>4</text:p>
      <text:p text:style-name="P1"><text:s text:c="2"/>0.894 <text:s text:c="4"/>0.009 <text:s text:c="5"/>0.914 <text:s text:c="4"/>0.894 <text:s text:c="4"/>0.904 <text:s text:c="5"/>0.943 <text:s text:c="3"/>5</text:p>
      <text:p text:style-name="P1"><text:s text:c="2"/>0.942 <text:s text:c="4"/>0.007 <text:s text:c="5"/>0.937 <text:s text:c="4"/>0.942 <text:s text:c="4"/>0.94 <text:s text:c="6"/>0.968 <text:s text:c="3"/>6</text:p>
      <text:p text:style-name="P1"><text:s text:c="2"/>0.926 <text:s text:c="4"/>0.013 <text:s text:c="5"/>0.891 <text:s text:c="4"/>0.926 <text:s text:c="4"/>0.908 <text:s text:c="5"/>0.957 <text:s text:c="3"/>7</text:p>
      <text:p text:style-name="P1"><text:s text:c="2"/>0.819 <text:s text:c="4"/>0.018 <text:s text:c="5"/>0.835 <text:s text:c="4"/>0.819 <text:s text:c="4"/>0.827 <text:s text:c="5"/>0.901 <text:s text:c="3"/>8</text:p>
      <text:p text:style-name="P1"><text:s text:c="2"/>0.856 <text:s text:c="4"/>0.013 <text:s text:c="5"/>0.87 <text:s text:c="5"/>0.856 <text:s text:c="4"/>0.863 <text:s text:c="5"/>0.921 <text:s text:c="3"/>9</text:p>
      <text:p text:style-name="P1"><text:s text:c="2"/>Weighted Avg. <text:s text:c="3"/>0.892 <text:s text:c="4"/>0.012 <text:s text:c="5"/>0.892 <text:s text:c="4"/>0.892 <text:s text:c="4"/>0.892 <text:s text:c="5"/>0.94 </text:p>
      <text:p text:style-name="P1"><text:s text:c="2"/></text:p>
      <text:p text:style-name="P1"><text:s text:c="2"/>=== Confusion Matrix ===</text:p>
      <text:p text:style-name="P1"><text:s text:c="2"/></text:p>
      <text:p text:style-name="P1"><text:s text:c="2"/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<text:s text:c="2"/>300 <text:s text:c="2"/>1 <text:s text:c="2"/>3 <text:s text:c="2"/>0 <text:s text:c="2"/>3 <text:s text:c="2"/>4 <text:s text:c="2"/>4 <text:s text:c="2"/>0 <text:s text:c="2"/>4 <text:s text:c="2"/>2 | <text:s text:c="2"/>a = 0</text:p>
      <text:p text:style-name="P1"><text:s text:c="2"/>0 289 <text:s text:c="2"/>4 <text:s text:c="2"/>3 <text:s text:c="2"/>4 <text:s text:c="2"/>4 <text:s text:c="2"/>2 <text:s text:c="2"/>5 <text:s text:c="2"/>9 <text:s text:c="2"/>5 | <text:s text:c="2"/>b = 1</text:p>
      <text:p text:style-name="P1"><text:s text:c="2"/>2 <text:s/>12 279 <text:s text:c="2"/>6 <text:s text:c="2"/>0 <text:s text:c="2"/>0 <text:s text:c="2"/>2 <text:s text:c="2"/>6 <text:s/>16 <text:s text:c="2"/>2 | <text:s text:c="2"/>c = 2</text:p>
      <text:p text:style-name="P1"><text:s text:c="2"/>1 <text:s text:c="2"/>2 <text:s/>10 297 <text:s text:c="2"/>2 <text:s text:c="2"/>6 <text:s text:c="2"/>0 <text:s text:c="2"/>3 <text:s text:c="2"/>6 <text:s/>12 | <text:s text:c="2"/>d = 3</text:p>
      <text:p text:style-name="P1"><text:s text:c="2"/>3 <text:s text:c="2"/>5 <text:s text:c="2"/>4 <text:s text:c="2"/>0 281 <text:s text:c="2"/>2 <text:s text:c="2"/>5 <text:s text:c="2"/>2 <text:s text:c="2"/>3 <text:s text:c="2"/>1 | <text:s text:c="2"/>e = 4</text:p>
      <text:p text:style-name="P1"><text:s text:c="2"/>0 <text:s text:c="2"/>6 <text:s text:c="2"/>3 <text:s text:c="2"/>5 <text:s text:c="2"/>4 288 <text:s text:c="2"/>1 <text:s text:c="2"/>3 <text:s text:c="2"/>2 <text:s/>10 | <text:s text:c="2"/>f = 5</text:p>
      <text:p text:style-name="P1"><text:s text:c="2"/>2 <text:s text:c="2"/>5 <text:s text:c="2"/>3 <text:s text:c="2"/>1 <text:s text:c="2"/>5 <text:s text:c="2"/>0 311 <text:s text:c="2"/>1 <text:s text:c="2"/>2 <text:s text:c="2"/>0 | <text:s text:c="2"/>g = 6</text:p>
      <text:p text:style-name="P1"><text:s text:c="2"/>1 <text:s text:c="2"/>2 <text:s text:c="2"/>0 <text:s text:c="2"/>4 <text:s text:c="2"/>7 <text:s text:c="2"/>2 <text:s text:c="2"/>1 301 <text:s text:c="2"/>3 <text:s text:c="2"/>4 | <text:s text:c="2"/>h = 7</text:p>
      <text:p text:style-name="P1"><text:s text:c="2"/>1 <text:s/>13 <text:s/>11 <text:s text:c="2"/>8 <text:s text:c="2"/>7 <text:s text:c="2"/>3 <text:s text:c="2"/>5 <text:s text:c="2"/>7 263 <text:s text:c="2"/>3 | <text:s text:c="2"/>i = 8</text:p>
      <text:p text:style-name="P1"><text:soft-page-break/><text:s text:c="2"/>3 <text:s text:c="2"/>3 <text:s text:c="2"/>3 <text:s text:c="2"/>8 <text:s text:c="2"/>3 <text:s text:c="2"/>6 <text:s text:c="2"/>1 <text:s/>10 <text:s text:c="2"/>7 262 | <text:s text:c="2"/>j = 9</text:p>
      <text:p text:style-name="P1"><text:s text:c="2"/></text:p>
      <text:p text:style-name="P1"><text:s text:c="2"/></text:p>
      <text:p text:style-name="P1"><text:s text:c="2"/></text:p>
      <text:p text:style-name="P1"><text:s text:c="2"/>#######################################################################################################################################################################################################################################</text:p>
      <text:p text:style-name="P1"><text:s text:c="2"/>#50</text:p>
      <text:p text:style-name="P1"><text:s text:c="2"/></text:p>
      <text:p text:style-name="P1"><text:s text:c="2"/></text:p>
      <text:p text:style-name="P1"><text:s text:c="2"/>Size of the tree : 435</text:p>
      <text:p text:style-name="P1"><text:s text:c="2"/></text:p>
      <text:p text:style-name="P1"><text:s text:c="2"/>Time taken to build model: 0.11 seconds</text:p>
      <text:p text:style-name="P1"><text:s text:c="2"/></text:p>
      <text:p text:style-name="P1"><text:s text:c="2"/>=== Stratified cross-validation ===</text:p>
      <text:p text:style-name="P1"><text:s text:c="2"/>=== Summary ===</text:p>
      <text:p text:style-name="P1"><text:s text:c="2"/></text:p>
      <text:p text:style-name="P1"><text:s text:c="2"/>Correctly Classified Instances <text:s text:c="7"/>2882 <text:s text:c="14"/>89.5031 %</text:p>
      <text:p text:style-name="P1"><text:s text:c="2"/>Incorrectly Classified Instances <text:s text:c="6"/>338 <text:s text:c="14"/>10.4969 %</text:p>
      <text:p text:style-name="P1"><text:s text:c="2"/>Kappa statistic <text:s text:c="25"/>0.8834</text:p>
      <text:p text:style-name="P1"><text:s text:c="2"/>Mean absolute error <text:s text:c="21"/>0.021 </text:p>
      <text:p text:style-name="P1"><text:s text:c="2"/>Root mean squared error <text:s text:c="17"/>0.1449</text:p>
      <text:p text:style-name="P1"><text:s text:c="2"/>Relative absolute error <text:s text:c="16"/>11.6643 %</text:p>
      <text:p text:style-name="P1"><text:s text:c="2"/>Root relative squared error <text:s text:c="12"/>48.2997 %</text:p>
      <text:p text:style-name="P1"><text:s text:c="2"/>Total Number of Instances <text:s text:c="12"/>3220 <text:s text:c="4"/></text:p>
      <text:p text:style-name="P1"><text:s text:c="2"/></text:p>
      <text:p text:style-name="P1"><text:s text:c="2"/>=== Detailed Accuracy By Class ===</text:p>
      <text:p text:style-name="P1"><text:s text:c="2"/></text:p>
      <text:p text:style-name="P1"><text:s text:c="2"/>TP Rate <text:s text:c="2"/>FP Rate <text:s text:c="2"/>Precision <text:s text:c="2"/>Recall <text:s/>F-Measure <text:s text:c="2"/>ROC Area <text:s/>Class</text:p>
      <text:p text:style-name="P1"><text:s text:c="2"/>0.963 <text:s text:c="4"/>0.008 <text:s text:c="5"/>0.931 <text:s text:c="4"/>0.963 <text:s text:c="4"/>0.946 <text:s text:c="5"/>0.977 <text:s text:c="3"/>0</text:p>
      <text:p text:style-name="P1"><text:s text:c="2"/>0.858 <text:s text:c="4"/>0.015 <text:s text:c="5"/>0.864 <text:s text:c="4"/>0.858 <text:s text:c="4"/>0.861 <text:s text:c="5"/>0.922 <text:s text:c="3"/>1</text:p>
      <text:p text:style-name="P1"><text:s text:c="2"/>0.865 <text:s text:c="4"/>0.011 <text:s text:c="5"/>0.898 <text:s text:c="4"/>0.865 <text:s text:c="4"/>0.881 <text:s text:c="5"/>0.927 <text:s text:c="3"/>2</text:p>
      <text:p text:style-name="P1"><text:s text:c="2"/>0.897 <text:s text:c="4"/>0.012 <text:s text:c="5"/>0.897 <text:s text:c="4"/>0.897 <text:s text:c="4"/>0.897 <text:s text:c="5"/>0.942 <text:s text:c="3"/>3</text:p>
      <text:p text:style-name="P1"><text:s text:c="2"/>0.895 <text:s text:c="4"/>0.011 <text:s text:c="5"/>0.898 <text:s text:c="4"/>0.895 <text:s text:c="4"/>0.897 <text:s text:c="5"/>0.942 <text:s text:c="3"/>4</text:p>
      <text:p text:style-name="P1"><text:s text:c="2"/>0.916 <text:s text:c="4"/>0.01 <text:s text:c="6"/>0.913 <text:s text:c="4"/>0.916 <text:s text:c="4"/>0.915 <text:s text:c="5"/>0.953 <text:s text:c="3"/>5</text:p>
      <text:p text:style-name="P1"><text:s text:c="2"/>0.955 <text:s text:c="4"/>0.004 <text:s text:c="5"/>0.966 <text:s text:c="4"/>0.955 <text:s text:c="4"/>0.96 <text:s text:c="6"/>0.975 <text:s text:c="3"/>6</text:p>
      <text:p text:style-name="P1"><text:s text:c="2"/>0.92 <text:s text:c="5"/>0.01 <text:s text:c="6"/>0.914 <text:s text:c="4"/>0.92 <text:s text:c="5"/>0.917 <text:s text:c="5"/>0.955 <text:s text:c="3"/>7</text:p>
      <text:p text:style-name="P1"><text:s text:c="2"/>0.832 <text:s text:c="4"/>0.018 <text:s text:c="5"/>0.837 <text:s text:c="4"/>0.832 <text:s text:c="4"/>0.834 <text:s text:c="5"/>0.907 <text:s text:c="3"/>8</text:p>
      <text:p text:style-name="P1"><text:s text:c="2"/>0.846 <text:s text:c="4"/>0.019 <text:s text:c="5"/>0.827 <text:s text:c="4"/>0.846 <text:s text:c="4"/>0.837 <text:s text:c="5"/>0.914 <text:s text:c="3"/>9</text:p>
      <text:p text:style-name="P1"><text:s text:c="2"/>Weighted Avg. <text:s text:c="3"/>0.895 <text:s text:c="4"/>0.012 <text:s text:c="5"/>0.895 <text:s text:c="4"/>0.895 <text:s text:c="4"/>0.895 <text:s text:c="5"/>0.942</text:p>
      <text:p text:style-name="P1"><text:s text:c="2"/></text:p>
      <text:p text:style-name="P1"><text:s text:c="2"/>=== Confusion Matrix ===</text:p>
      <text:p text:style-name="P1"><text:s text:c="2"/></text:p>
      <text:p text:style-name="P1"><text:s text:c="2"/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<text:s text:c="2"/>309 <text:s text:c="2"/>3 <text:s text:c="2"/>1 <text:s text:c="2"/>1 <text:s text:c="2"/>2 <text:s text:c="2"/>0 <text:s text:c="2"/>1 <text:s text:c="2"/>0 <text:s text:c="2"/>2 <text:s text:c="2"/>2 | <text:s text:c="2"/>a = 0</text:p>
      <text:p text:style-name="P1"><text:s text:c="2"/>0 279 <text:s text:c="2"/>5 <text:s text:c="2"/>7 <text:s text:c="2"/>5 <text:s text:c="2"/>7 <text:s text:c="2"/>2 <text:s text:c="2"/>6 <text:s/>10 <text:s text:c="2"/>4 | <text:s text:c="2"/>b = 1</text:p>
      <text:p text:style-name="P1"><text:s text:c="2"/>2 <text:s text:c="2"/>9 281 <text:s text:c="2"/>5 <text:s text:c="2"/>1 <text:s text:c="2"/>2 <text:s text:c="2"/>2 <text:s text:c="2"/>3 <text:s/>14 <text:s text:c="2"/>6 | <text:s text:c="2"/>c = 2</text:p>
      <text:p text:style-name="P1"><text:s text:c="2"/>0 <text:s text:c="2"/>5 <text:s text:c="2"/>4 304 <text:s text:c="2"/>1 <text:s text:c="2"/>3 <text:s text:c="2"/>0 <text:s text:c="2"/>5 <text:s text:c="2"/>6 <text:s/>11 | <text:s text:c="2"/>d = 3</text:p>
      <text:p text:style-name="P1"><text:s text:c="2"/>4 <text:s text:c="2"/>3 <text:s text:c="2"/>1 <text:s text:c="2"/>1 274 <text:s text:c="2"/>4 <text:s text:c="2"/>1 <text:s text:c="2"/>2 <text:s/>11 <text:s text:c="2"/>5 | <text:s text:c="2"/>e = 4</text:p>
      <text:p text:style-name="P1"><text:s text:c="2"/>1 <text:s text:c="2"/>4 <text:s text:c="2"/>0 <text:s text:c="2"/>2 <text:s text:c="2"/>3 295 <text:s text:c="2"/>2 <text:s text:c="2"/>1 <text:s text:c="2"/>3 <text:s/>11 | <text:s text:c="2"/>f = 5</text:p>
      <text:p text:style-name="P1"><text:s text:c="2"/>2 <text:s text:c="2"/>4 <text:s text:c="2"/>2 <text:s text:c="2"/>0 <text:s text:c="2"/>3 <text:s text:c="2"/>2 315 <text:s text:c="2"/>0 <text:s text:c="2"/>1 <text:s text:c="2"/>1 | <text:s text:c="2"/>g = 6</text:p>
      <text:p text:style-name="P1"><text:soft-page-break/><text:s text:c="2"/>0 <text:s text:c="2"/>1 <text:s text:c="2"/>2 <text:s text:c="2"/>2 <text:s text:c="2"/>5 <text:s text:c="2"/>1 <text:s text:c="2"/>1 299 <text:s text:c="2"/>2 <text:s/>12 | <text:s text:c="2"/>h = 7</text:p>
      <text:p text:style-name="P1"><text:s text:c="2"/>12 <text:s text:c="2"/>8 <text:s/>12 <text:s text:c="2"/>4 <text:s text:c="2"/>7 <text:s text:c="2"/>4 <text:s text:c="2"/>1 <text:s text:c="2"/>4 267 <text:s text:c="2"/>2 | <text:s text:c="2"/>i = 8</text:p>
      <text:p text:style-name="P1"><text:s text:c="2"/>2 <text:s text:c="2"/>7 <text:s text:c="2"/>5 <text:s/>13 <text:s text:c="2"/>4 <text:s text:c="2"/>5 <text:s text:c="2"/>1 <text:s text:c="2"/>7 <text:s text:c="2"/>3 259 | <text:s text:c="2"/>j = 9</text:p>
      <text:p text:style-name="P1"><text:s text:c="2"/></text:p>
      <text:p text:style-name="P1"><text:s text:c="2"/></text:p>
      <text:p text:style-name="P1"><text:s text:c="2"/></text:p>
      <text:p text:style-name="P1"><text:s text:c="2"/></text:p>
      <text:p text:style-name="P1"><text:s text:c="2"/>#######################################################################################################################################################################################################################################</text:p>
      <text:p text:style-name="P1"><text:s text:c="2"/>#100</text:p>
      <text:p text:style-name="P1"><text:s text:c="2"/></text:p>
      <text:p text:style-name="P1"><text:s text:c="2"/>Size of the tree : 441</text:p>
      <text:p text:style-name="P1"><text:s text:c="2"/></text:p>
      <text:p text:style-name="P1"><text:s text:c="2"/>Time taken to build model: 0.11 seconds</text:p>
      <text:p text:style-name="P1"><text:s text:c="2"/></text:p>
      <text:p text:style-name="P1"><text:s text:c="2"/>=== Stratified cross-validation ===</text:p>
      <text:p text:style-name="P1"><text:s text:c="2"/>=== Summary ===</text:p>
      <text:p text:style-name="P1"><text:s text:c="2"/></text:p>
      <text:p text:style-name="P1"><text:s text:c="2"/>Correctly Classified Instances <text:s text:c="7"/>2885 <text:s text:c="14"/>89.5963 %</text:p>
      <text:p text:style-name="P1"><text:s text:c="2"/>Incorrectly Classified Instances <text:s text:c="6"/>335 <text:s text:c="14"/>10.4037 %</text:p>
      <text:p text:style-name="P1"><text:s text:c="2"/>Kappa statistic <text:s text:c="25"/>0.8844</text:p>
      <text:p text:style-name="P1"><text:s text:c="2"/>Mean absolute error <text:s text:c="21"/>0.0208</text:p>
      <text:p text:style-name="P1"><text:s text:c="2"/>Root mean squared error <text:s text:c="17"/>0.1442</text:p>
      <text:p text:style-name="P1"><text:s text:c="2"/>Relative absolute error <text:s text:c="16"/>11.5608 %</text:p>
      <text:p text:style-name="P1"><text:s text:c="2"/>Root relative squared error <text:s text:c="12"/>48.0848 %</text:p>
      <text:p text:style-name="P1"><text:s text:c="2"/>Total Number of Instances <text:s text:c="12"/>3220 <text:s text:c="4"/></text:p>
      <text:p text:style-name="P1"><text:s text:c="2"/></text:p>
      <text:p text:style-name="P1"><text:s text:c="2"/>=== Detailed Accuracy By Class ===</text:p>
      <text:p text:style-name="P1"><text:s text:c="2"/></text:p>
      <text:p text:style-name="P1"><text:s text:c="2"/>TP Rate <text:s text:c="2"/>FP Rate <text:s text:c="2"/>Precision <text:s text:c="2"/>Recall <text:s/>F-Measure <text:s text:c="2"/>ROC Area <text:s/>Class</text:p>
      <text:p text:style-name="P1"><text:s text:c="2"/>0.972 <text:s text:c="4"/>0.009 <text:s text:c="5"/>0.926 <text:s text:c="4"/>0.972 <text:s text:c="4"/>0.948 <text:s text:c="5"/>0.982 <text:s text:c="3"/>0</text:p>
      <text:p text:style-name="P1"><text:s text:c="2"/>0.858 <text:s text:c="4"/>0.014 <text:s text:c="5"/>0.872 <text:s text:c="4"/>0.858 <text:s text:c="4"/>0.865 <text:s text:c="5"/>0.922 <text:s text:c="3"/>1</text:p>
      <text:p text:style-name="P1"><text:s text:c="2"/>0.874 <text:s text:c="4"/>0.012 <text:s text:c="5"/>0.89 <text:s text:c="5"/>0.874 <text:s text:c="4"/>0.882 <text:s text:c="5"/>0.931 <text:s text:c="3"/>2</text:p>
      <text:p text:style-name="P1"><text:s text:c="2"/>0.879 <text:s text:c="4"/>0.014 <text:s text:c="5"/>0.882 <text:s text:c="4"/>0.879 <text:s text:c="4"/>0.88 <text:s text:c="6"/>0.933 <text:s text:c="3"/>3</text:p>
      <text:p text:style-name="P1"><text:s text:c="2"/>0.889 <text:s text:c="4"/>0.008 <text:s text:c="5"/>0.919 <text:s text:c="4"/>0.889 <text:s text:c="4"/>0.904 <text:s text:c="5"/>0.94 <text:s text:c="4"/>4</text:p>
      <text:p text:style-name="P1"><text:s text:c="2"/>0.929 <text:s text:c="4"/>0.01 <text:s text:c="6"/>0.914 <text:s text:c="4"/>0.929 <text:s text:c="4"/>0.921 <text:s text:c="5"/>0.959 <text:s text:c="3"/>5</text:p>
      <text:p text:style-name="P1"><text:s text:c="2"/>0.967 <text:s text:c="4"/>0.005 <text:s text:c="5"/>0.955 <text:s text:c="4"/>0.967 <text:s text:c="4"/>0.961 <text:s text:c="5"/>0.981 <text:s text:c="3"/>6</text:p>
      <text:p text:style-name="P1"><text:s text:c="2"/>0.908 <text:s text:c="4"/>0.008 <text:s text:c="5"/>0.931 <text:s text:c="4"/>0.908 <text:s text:c="4"/>0.919 <text:s text:c="5"/>0.95 <text:s text:c="4"/>7</text:p>
      <text:p text:style-name="P1"><text:s text:c="2"/>0.844 <text:s text:c="4"/>0.018 <text:s text:c="5"/>0.842 <text:s text:c="4"/>0.844 <text:s text:c="4"/>0.843 <text:s text:c="5"/>0.913 <text:s text:c="3"/>8</text:p>
      <text:p text:style-name="P1"><text:s text:c="2"/>0.837 <text:s text:c="4"/>0.019 <text:s text:c="5"/>0.826 <text:s text:c="4"/>0.837 <text:s text:c="4"/>0.831 <text:s text:c="5"/>0.909 <text:s text:c="3"/>9</text:p>
      <text:p text:style-name="P1"><text:s text:c="2"/>Weighted Avg. <text:s text:c="3"/>0.896 <text:s text:c="4"/>0.012 <text:s text:c="5"/>0.896 <text:s text:c="4"/>0.896 <text:s text:c="4"/>0.896 <text:s text:c="5"/>0.942</text:p>
      <text:p text:style-name="P1"><text:s text:c="2"/></text:p>
      <text:p text:style-name="P1"><text:s text:c="2"/>=== Confusion Matrix ===</text:p>
      <text:p text:style-name="P1"><text:s text:c="2"/></text:p>
      <text:p text:style-name="P1"><text:s text:c="2"/>a <text:s text:c="2"/>b <text:s text:c="2"/>c <text:s text:c="2"/>d <text:s text:c="2"/>e <text:s text:c="2"/>f <text:s text:c="2"/>g <text:s text:c="2"/>h <text:s text:c="2"/>i <text:s text:c="2"/>j <text:s text:c="2"/>&lt;-- classified as</text:p>
      <text:p text:style-name="P1"><text:s text:c="2"/>312 <text:s text:c="2"/>0 <text:s text:c="2"/>0 <text:s text:c="2"/>2 <text:s text:c="2"/>2 <text:s text:c="2"/>1 <text:s text:c="2"/>1 <text:s text:c="2"/>0 <text:s text:c="2"/>2 <text:s text:c="2"/>1 | <text:s text:c="2"/>a = 0</text:p>
      <text:p text:style-name="P1"><text:s text:c="2"/>0 279 <text:s text:c="2"/>8 <text:s text:c="2"/>8 <text:s text:c="2"/>3 <text:s text:c="2"/>6 <text:s text:c="2"/>2 <text:s text:c="2"/>5 <text:s text:c="2"/>9 <text:s text:c="2"/>5 | <text:s text:c="2"/>b = 1</text:p>
      <text:p text:style-name="P1"><text:s text:c="2"/>2 <text:s text:c="2"/>7 284 <text:s text:c="2"/>5 <text:s text:c="2"/>0 <text:s text:c="2"/>1 <text:s text:c="2"/>3 <text:s text:c="2"/>2 <text:s/>14 <text:s text:c="2"/>7 | <text:s text:c="2"/>c = 2</text:p>
      <text:p text:style-name="P1"><text:s text:c="2"/>0 <text:s text:c="2"/>3 <text:s text:c="2"/>8 298 <text:s text:c="2"/>0 <text:s text:c="2"/>6 <text:s text:c="2"/>0 <text:s text:c="2"/>2 <text:s text:c="2"/>9 <text:s/>13 | <text:s text:c="2"/>d = 3</text:p>
      <text:p text:style-name="P1"><text:s text:c="2"/>3 <text:s text:c="2"/>3 <text:s text:c="2"/>2 <text:s text:c="2"/>1 272 <text:s text:c="2"/>4 <text:s text:c="2"/>3 <text:s text:c="2"/>2 <text:s/>13 <text:s text:c="2"/>3 | <text:s text:c="2"/>e = 4</text:p>
      <text:p text:style-name="P1"><text:soft-page-break/><text:s text:c="2"/>1 <text:s text:c="2"/>5 <text:s text:c="2"/>0 <text:s text:c="2"/>5 <text:s text:c="2"/>1 299 <text:s text:c="2"/>2 <text:s text:c="2"/>0 <text:s text:c="2"/>0 <text:s text:c="2"/>9 | <text:s text:c="2"/>f = 5</text:p>
      <text:p text:style-name="P1"><text:s text:c="2"/>3 <text:s text:c="2"/>4 <text:s text:c="2"/>1 <text:s text:c="2"/>0 <text:s text:c="2"/>2 <text:s text:c="2"/>0 319 <text:s text:c="2"/>0 <text:s text:c="2"/>1 <text:s text:c="2"/>0 | <text:s text:c="2"/>g = 6</text:p>
      <text:p text:style-name="P1"><text:s text:c="2"/>1 <text:s text:c="2"/>2 <text:s text:c="2"/>2 <text:s text:c="2"/>2 <text:s text:c="2"/>6 <text:s text:c="2"/>0 <text:s text:c="2"/>1 295 <text:s text:c="2"/>1 <text:s/>15 | <text:s text:c="2"/>h = 7</text:p>
      <text:p text:style-name="P1"><text:s text:c="2"/>11 <text:s text:c="2"/>8 <text:s text:c="2"/>9 <text:s text:c="2"/>4 <text:s text:c="2"/>7 <text:s text:c="2"/>5 <text:s text:c="2"/>2 <text:s text:c="2"/>3 271 <text:s text:c="2"/>1 | <text:s text:c="2"/>i = 8</text:p>
      <text:p text:style-name="P1"><text:s text:c="2"/>4 <text:s text:c="2"/>9 <text:s text:c="2"/>5 <text:s/>13 <text:s text:c="2"/>3 <text:s text:c="2"/>5 <text:s text:c="2"/>1 <text:s text:c="2"/>8 <text:s text:c="2"/>2 256 | <text:s text:c="2"/>j = 9</text:p>
      <text:p text:style-name="P1"><text:s text:c="2"/></text:p>
      <text:p text:style-name="P1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3:20:39.640569054</meta:creation-date>
    <dc:date>2016-12-03T03:21:45.649397923</dc:date>
    <meta:editing-duration>PT1M6S</meta:editing-duration>
    <meta:editing-cycles>1</meta:editing-cycles>
    <meta:document-statistic meta:table-count="0" meta:image-count="0" meta:object-count="0" meta:page-count="9" meta:paragraph-count="399" meta:word-count="2507" meta:character-count="17708" meta:non-whitespace-character-count="9662"/>
    <meta:generator>LibreOffice/5.2.2.2$Linux_X86_64 LibreOffice_project/20m0$Build-2</meta:generator>
  </office:meta>
</office:document-meta>
</file>